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1" fo:font-size="12pt" fo:font-weight="bold" officeooo:rsid="000aa662" officeooo:paragraph-rsid="000aa662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1" fo:font-size="12pt" officeooo:rsid="000aa662" officeooo:paragraph-rsid="000aa662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2pt" style:text-underline-style="none" fo:font-weight="bold" officeooo:rsid="000aa662" officeooo:paragraph-rsid="000aa662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1" fo:font-size="12pt" style:text-underline-style="none" fo:font-weight="bold" officeooo:rsid="000aa662" officeooo:paragraph-rsid="000aa662" fo:background-color="transparent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fo:font-variant="normal" fo:text-transform="none" fo:color="#000000" style:font-name="Arial1" fo:font-size="12pt" fo:letter-spacing="normal" fo:font-style="normal" fo:font-weight="normal" officeooo:rsid="000cb5b9" officeooo:paragraph-rsid="000cb5b9" style:font-size-asian="12pt" style:font-size-complex="12pt"/>
    </style:style>
    <style:style style:name="P6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officeooo:paragraph-rsid="000c4b99"/>
    </style:style>
    <style:style style:name="P7" style:family="paragraph" style:parent-style-name="Text_20_body">
      <style:paragraph-properties fo:margin-top="0in" fo:margin-bottom="0.0181in" loext:contextual-spacing="false" fo:line-height="100%" fo:text-align="justify" style:justify-single-word="false"/>
      <style:text-properties style:font-name="Arial1" fo:font-size="12pt" officeooo:paragraph-rsid="000fb37b" style:font-size-asian="12pt" style:font-size-complex="12pt"/>
    </style:style>
    <style:style style:name="P8" style:family="paragraph" style:parent-style-name="Text_20_body">
      <style:paragraph-properties fo:margin-top="0in" fo:margin-bottom="0.0181in" loext:contextual-spacing="false" fo:line-height="100%" fo:text-align="justify" style:justify-single-word="false"/>
      <style:text-properties fo:font-variant="normal" fo:text-transform="none" fo:color="#003366" style:font-name="Arial" fo:font-size="10.5pt" fo:letter-spacing="normal" fo:font-style="normal" fo:font-weight="normal" officeooo:rsid="000cb5b9" officeooo:paragraph-rsid="000cb5b9"/>
    </style:style>
    <style:style style:name="P9" style:family="paragraph" style:parent-style-name="Text_20_body">
      <style:paragraph-properties fo:line-height="100%" fo:text-align="justify" style:justify-single-word="false"/>
      <style:text-properties officeooo:paragraph-rsid="000fb37b"/>
    </style:style>
    <style:style style:name="P10" style:family="paragraph" style:parent-style-name="Text_20_body">
      <style:paragraph-properties fo:margin-top="0.0398in" fo:margin-bottom="0.0575in" loext:contextual-spacing="false" fo:line-height="100%" fo:text-align="justify" style:justify-single-word="false"/>
      <style:text-properties officeooo:paragraph-rsid="000fb37b"/>
    </style:style>
    <style:style style:name="T1" style:family="text">
      <style:text-properties officeooo:rsid="000aa662"/>
    </style:style>
    <style:style style:name="T2" style:family="text">
      <style:text-properties fo:font-variant="normal" fo:text-transform="none" fo:color="#000000" style:font-name="Arial1" fo:font-size="12pt" fo:letter-spacing="normal" fo:font-style="normal" fo:font-weight="normal" officeooo:rsid="000aa662" fo:background-color="transparent" loext:char-shading-value="0" style:font-size-asian="12pt" style:font-size-complex="12pt"/>
    </style:style>
    <style:style style:name="T3" style:family="text">
      <style:text-properties fo:font-variant="normal" fo:text-transform="none" fo:color="#000000" style:font-name="Arial1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style:font-name="Arial1" fo:font-size="12pt" fo:letter-spacing="normal" fo:font-style="normal" fo:font-weight="normal" officeooo:rsid="000aa662" style:font-size-asian="12pt" style:font-size-complex="12pt"/>
    </style:style>
    <style:style style:name="T5" style:family="text">
      <style:text-properties fo:font-variant="normal" fo:text-transform="none" fo:color="#000000" style:font-name="Arial1" fo:font-size="12pt" fo:letter-spacing="normal" fo:font-style="normal" fo:font-weight="normal" officeooo:rsid="000c4b99" style:font-size-asian="12pt" style:font-size-complex="12pt"/>
    </style:style>
    <style:style style:name="T6" style:family="text">
      <style:text-properties fo:font-variant="normal" fo:text-transform="none" fo:color="#000000" style:font-name="Arial1" fo:font-size="12pt" fo:letter-spacing="normal" fo:font-style="normal" fo:font-weight="normal" officeooo:rsid="000fb37b" style:font-size-asian="12pt" style:font-size-complex="12pt"/>
    </style:style>
    <style:style style:name="T7" style:family="text">
      <style:text-properties fo:font-variant="normal" fo:text-transform="none" fo:color="#000000" style:font-name="Arial1" fo:font-size="12pt" fo:letter-spacing="normal" fo:font-style="normal" style:text-underline-style="none" fo:font-weight="normal" fo:background-color="#ffffff" loext:char-shading-value="0" style:font-size-asian="12pt" style:font-size-complex="12pt"/>
    </style:style>
    <style:style style:name="T8" style:family="text">
      <style:text-properties fo:font-variant="normal" fo:text-transform="none" fo:color="#000000" style:font-name="Arial1" fo:font-size="12pt" fo:letter-spacing="normal" fo:font-style="normal" fo:font-weight="bold" style:font-size-asian="12pt" style:font-size-complex="12pt"/>
    </style:style>
    <style:style style:name="T9" style:family="text">
      <style:text-properties fo:font-variant="normal" fo:text-transform="none" fo:color="#000000" style:font-name="Arial1" fo:font-size="12pt" fo:letter-spacing="normal" fo:font-style="normal" fo:font-weight="bold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000000" style:font-name="Arial1" fo:font-size="12pt" fo:letter-spacing="normal" fo:font-style="italic" fo:font-weight="normal" officeooo:rsid="000aa662" fo:background-color="transparent" loext:char-shading-value="0" style:font-size-asian="12pt" style:font-style-asian="italic" style:font-size-complex="12pt" style:font-style-complex="italic"/>
    </style:style>
    <style:style style:name="T11" style:family="text">
      <style:text-properties fo:font-variant="normal" fo:text-transform="none" fo:color="#000000" style:font-name="Arial1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2" style:family="text">
      <style:text-properties fo:font-variant="normal" fo:text-transform="none" fo:color="#000000" style:font-name="Arial1" fo:font-size="12pt" fo:letter-spacing="normal" fo:font-style="italic" fo:font-weight="bold" officeooo:rsid="000c4b99" style:font-size-asian="12pt" style:font-style-asian="italic" style:font-weight-asian="bold" style:font-size-complex="12pt" style:font-style-complex="italic" style:font-weight-complex="bold"/>
    </style:style>
    <style:style style:name="T13" style:family="text">
      <style:text-properties style:font-name="Arial1" fo:font-size="12pt" style:font-size-asian="12pt" style:font-size-complex="12pt"/>
    </style:style>
    <style:style style:name="T14" style:family="text">
      <style:text-properties fo:color="#000000" style:font-name="Arial1" fo:font-size="12pt" style:font-size-asian="12pt" style:font-size-complex="12pt"/>
    </style:style>
    <style:style style:name="T15" style:family="text">
      <style:text-properties fo:color="#000000" style:font-name="Arial1" fo:font-size="12pt" officeooo:rsid="000e75b5" style:font-size-asian="12pt" style:font-size-complex="12pt"/>
    </style:style>
    <style:style style:name="T16" style:family="text">
      <style:text-properties fo:font-style="italic" officeooo:rsid="000aa662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Hosting a Local Server</text:p>
      <text:p text:style-name="P2"/>
      <text:p text:style-name="P3">1.1 Getting Started with Apache server:</text:p>
      <text:p text:style-name="P4"/>
      <text:p text:style-name="P6"><text:span text:style-name="T2">Addresses on the Web are expressed with Uniform Resource Locators (URLs) which specify:-</text:span><text:span text:style-name="T13"><text:line-break/></text:span><text:span text:style-name="T10">h</text:span><text:span text:style-name="Source_20_Text"><text:span text:style-name="T10">ttp.</text:span></text:span><text:a xlink:type="simple" xlink:href="http://www.apache.org/" text:style-name="Internet_20_link" text:visited-style-name="Visited_20_Internet_20_Link"><text:span text:style-name="Source_20_Text">www.apache.org</text:span></text:a><text:span text:style-name="Source_20_Text"><text:span text:style-name="T10">/docs/current/getting-started.html?arg=value</text:span></text:span></text:p>
      <text:p text:style-name="P7"><text:span text:style-name="T16">protocol.servername/URL-path/query-string </text:span></text:p>
      <text:p text:style-name="P7"><text:span text:style-name="T1">(additional; to pass additional arguments to the server)</text:span></text:p>
      <text:p text:style-name="P7"/>
      <text:p text:style-name="P9"><text:span text:style-name="T3">The URL-path may represent any number of things on the server:- </text:span></text:p>
      <text:p text:style-name="P9"><text:span text:style-name="T3">file (</text:span><text:span text:style-name="T4">e.g.: </text:span><text:span text:style-name="Source_20_Text"><text:span text:style-name="T3">getting-started.html</text:span></text:span><text:span text:style-name="T3">),</text:span></text:p>
      <text:p text:style-name="P9"><text:span text:style-name="T3">a handler (</text:span><text:span text:style-name="T4">e.g.: </text:span><text:a xlink:type="simple" xlink:href="http://httpd.apache.org/docs/2.4/mod/mod_status.html" text:style-name="Internet_20_link" text:visited-style-name="Visited_20_Internet_20_Link"><text:span text:style-name="T7">server-status</text:span></text:a><text:span text:style-name="T3">) </text:span></text:p>
      <text:p text:style-name="P9"><text:span text:style-name="T3">or some kind of program file (</text:span><text:span text:style-name="T4">e.g.: </text:span><text:span text:style-name="Source_20_Text"><text:span text:style-name="T3">index.php</text:span></text:span><text:span text:style-name="T3">)</text:span></text:p>
      <text:p text:style-name="P10"><text:span text:style-name="T3">The server will send a </text:span><text:span text:style-name="Strong_20_Emphasis"><text:span text:style-name="T8">response</text:span></text:span><text:span text:style-name="Strong_20_Emphasis"><text:span text:style-name="T3"> </text:span></text:span><text:span text:style-name="T3">con</text:span><text:span text:style-name="T6">taining</text:span><text:span text:style-name="T3"> a status code and, optionally, a response body.</text:span></text:p>
      <text:p text:style-name="P10"><text:span text:style-name="T12">S</text:span><text:span text:style-name="T11">tatus code</text:span><text:span text:style-name="T9"> </text:span><text:span text:style-name="T5">=&gt;</text:span><text:span text:style-name="T3"> whether the request was successful, and, if not, </text:span><text:span text:style-name="T5">type</text:span><text:span text:style-name="T3"> of error condition. This tells the client what it should do with the response.</text:span></text:p>
      <text:p text:style-name="P5"/>
      <text:p text:style-name="P5">In order to connect to a server, the client will first have to resolve the server name to an IP address <text:s/>(the location on the Internet where the server resides). </text:p>
      <text:p text:style-name="P8"><text:span text:style-name="T14">Thus, for our web server to be reachable, it is necessary that the server name be in DNS </text:span><text:span text:style-name="T15">(Domain Name System)</text:span><text:span text:style-name="T1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23:10:17.566291234</meta:creation-date>
    <dc:date>2019-04-20T14:37:54.829769279</dc:date>
    <meta:editing-duration>PT37M32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152" meta:character-count="999" meta:non-whitespace-character-count="855"/>
  </office:meta>
</office:document-meta>
</file>